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43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7" table:default-cell-style-name="ce1"/>
        <table:table-column table:style-name="co6" table:number-columns-repeated="1636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Barrientos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Vasquez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_MCS</text:p>
          </table:table-cell>
          <table:table-cell office:value-type="string" table:style-name="ce1">
            <text:p>Nmeas</text:p>
          </table:table-cell>
          <table:table-cell office:value-type="string" table:style-name="ce1">
            <text:p>E/L^2</text:p>
          </table:table-cell>
          <table:table-cell office:value-type="string" table:style-name="ce1">
            <text:p>SigmaE / L^2</text:p>
          </table:table-cell>
          <table:table-cell office:value-type="string" table:style-name="ce1">
            <text:p>|M|/L^2</text:p>
          </table:table-cell>
          <table:table-cell office:value-type="string" table:style-name="ce1">
            <text:p>sigmaM/L^2</text:p>
          </table:table-cell>
          <table:table-cell office:value-type="string" table:style-name="ce1">
            <text:p>\chi</text:p>
          </table:table-cell>
          <table:table-cell office:value-type="string" table:style-name="ce1">
            <text:p>sigma_ch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igma_c</text:p>
          </table:table-cell>
          <table:table-cell office:value-type="string" table:style-name="ce1">
            <text:p>g_E</text:p>
          </table:table-cell>
          <table:table-cell office:value-type="string" table:style-name="ce1">
            <text:p>sigmag_E</text:p>
          </table:table-cell>
          <table:table-cell office:value-type="string" table:style-name="ce1">
            <text:p>g_M</text:p>
          </table:table-cell>
          <table:table-cell office:value-type="string" table:style-name="ce1">
            <text:p>sigmag_M</text:p>
          </table:table-cell>
          <table:table-cell table:number-columns-repeated="1636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0000000" table:formula="of:=10^8" table:style-name="ce2">
            <text:p>1,00E+08</text:p>
          </table:table-cell>
          <table:table-cell office:value-type="float" office:value="10" table:style-name="ce1">
            <text:p>10</text:p>
          </table:table-cell>
          <table:table-cell office:value-type="float" office:value="-1.745566" table:style-name="ce3">
            <text:p>-1,745566</text:p>
          </table:table-cell>
          <table:table-cell office:value-type="float" office:value="3.1399999999999998E-5" table:style-name="ce2">
            <text:p>3,14E-05</text:p>
          </table:table-cell>
          <table:table-cell office:value-type="float" office:value="0.91131600000000001" table:style-name="ce3">
            <text:p>0,911316</text:p>
          </table:table-cell>
          <table:table-cell office:value-type="float" office:value="2.1299999999999999E-5" table:style-name="ce2">
            <text:p>2,13E-05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000000" table:formula="of:=10^6" table:style-name="ce2">
            <text:p>1,00E+06</text:p>
          </table:table-cell>
          <table:table-cell office:value-type="float" office:value="10" table:style-name="ce1">
            <text:p>10</text:p>
          </table:table-cell>
          <table:table-cell office:value-type="float" office:value="-1.7454019999999999" table:style-name="ce3">
            <text:p>-1,745402</text:p>
          </table:table-cell>
          <table:table-cell office:value-type="float" office:value="1.2E-4" table:style-name="ce2">
            <text:p>1,20E-04</text:p>
          </table:table-cell>
          <table:table-cell office:value-type="float" office:value="0.91081000000000001" table:style-name="ce3">
            <text:p>0,910810</text:p>
          </table:table-cell>
          <table:table-cell office:value-type="float" office:value="4.439E-4" table:style-name="ce2">
            <text:p>4,44E-04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1" table:style-name="ce1">
            <text:p>2,1</text:p>
          </table:table-cell>
          <table:table-cell office:value-type="float" office:value="1000000" table:formula="of:=10^6" table:style-name="ce2">
            <text:p>1,00E+06</text:p>
          </table:table-cell>
          <table:table-cell office:value-type="float" office:value="10" table:style-name="ce1">
            <text:p>10</text:p>
          </table:table-cell>
          <table:table-cell office:value-type="float" office:value="-1.661875" table:style-name="ce3">
            <text:p>-1,661875</text:p>
          </table:table-cell>
          <table:table-cell office:value-type="float" office:value="2.4000000000000001E-4" table:style-name="ce2">
            <text:p>2,40E-04</text:p>
          </table:table-cell>
          <table:table-cell office:value-type="float" office:value="0.86746100000000004" table:style-name="ce3">
            <text:p>0,867461</text:p>
          </table:table-cell>
          <table:table-cell office:value-type="float" office:value="1.2800000000000001E-3" table:style-name="ce2">
            <text:p>1,28E-03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000000" table:formula="of:=10^6" table:style-name="ce2">
            <text:p>1,00E+06</text:p>
          </table:table-cell>
          <table:table-cell office:value-type="float" office:value="10" table:style-name="ce1">
            <text:p>10</text:p>
          </table:table-cell>
          <table:table-cell office:value-type="float" office:value="-1.545984" table:style-name="ce3">
            <text:p>-1,545984</text:p>
          </table:table-cell>
          <table:table-cell office:value-type="float" office:value="3.2699999999999998E-4" table:style-name="ce2">
            <text:p>3,27E-04</text:p>
          </table:table-cell>
          <table:table-cell office:value-type="float" office:value="0.78315100000000004" table:style-name="ce3">
            <text:p>0,783151</text:p>
          </table:table-cell>
          <table:table-cell office:value-type="float" office:value="1.7899999999999999E-3" table:style-name="ce2">
            <text:p>1,79E-03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27" table:style-name="ce1">
            <text:p>2,27</text:p>
          </table:table-cell>
          <table:table-cell office:value-type="float" office:value="1000000" table:style-name="ce2">
            <text:p>1,00E+06</text:p>
          </table:table-cell>
          <table:table-cell office:value-type="float" office:value="10" table:style-name="ce1">
            <text:p>10</text:p>
          </table:table-cell>
          <table:table-cell office:value-type="float" office:value="-1.417462" table:style-name="ce3">
            <text:p>-1,417462</text:p>
          </table:table-cell>
          <table:table-cell office:value-type="float" office:value="1.1900000000000001E-3" table:style-name="ce2">
            <text:p>1,19E-03</text:p>
          </table:table-cell>
          <table:table-cell office:value-type="float" office:value="0.55479999999999996" table:style-name="ce3">
            <text:p>0,554800</text:p>
          </table:table-cell>
          <table:table-cell office:value-type="float" office:value="9.5499999999999995E-3" table:style-name="ce2">
            <text:p>9,55E-03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000000" table:formula="of:=10^6" table:style-name="ce2">
            <text:p>1,00E+06</text:p>
          </table:table-cell>
          <table:table-cell office:value-type="float" office:value="10" table:style-name="ce1">
            <text:p>10</text:p>
          </table:table-cell>
          <table:table-cell office:value-type="float" office:value="-1.348325" table:style-name="ce3">
            <text:p>-1,348325</text:p>
          </table:table-cell>
          <table:table-cell office:value-type="float" office:value="9.3099999999999997E-4" table:style-name="ce2">
            <text:p>9,31E-04</text:p>
          </table:table-cell>
          <table:table-cell office:value-type="float" office:value="0.33510000000000001" table:style-name="ce3">
            <text:p>0,335100</text:p>
          </table:table-cell>
          <table:table-cell office:value-type="float" office:value="8.9300000000000004E-3" table:style-name="ce2">
            <text:p>8,93E-03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4" table:style-name="ce1">
            <text:p>2,4</text:p>
          </table:table-cell>
          <table:table-cell office:value-type="float" office:value="1000000" table:formula="of:=10^6" table:style-name="ce2">
            <text:p>1,00E+06</text:p>
          </table:table-cell>
          <table:table-cell office:value-type="float" office:value="10" table:style-name="ce1">
            <text:p>10</text:p>
          </table:table-cell>
          <table:table-cell office:value-type="float" office:value="-1.2039" table:style-name="ce3">
            <text:p>-1,203900</text:p>
          </table:table-cell>
          <table:table-cell office:value-type="float" office:value="1.74E-4" table:style-name="ce2">
            <text:p>1,74E-04</text:p>
          </table:table-cell>
          <table:table-cell office:value-type="float" office:value="0.1004" table:style-name="ce3">
            <text:p>0,100400</text:p>
          </table:table-cell>
          <table:table-cell office:value-type="float" office:value="1.1999999999999999E-3" table:style-name="ce2">
            <text:p>1,20E-03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5" table:style-name="ce1">
            <text:p>2,5</text:p>
          </table:table-cell>
          <table:table-cell office:value-type="float" office:value="1000000" table:formula="of:=10^6" table:style-name="ce2">
            <text:p>1,00E+06</text:p>
          </table:table-cell>
          <table:table-cell office:value-type="float" office:value="10" table:style-name="ce1">
            <text:p>10</text:p>
          </table:table-cell>
          <table:table-cell office:value-type="float" office:value="-1.1061939999999999" table:style-name="ce3">
            <text:p>-1,106194</text:p>
          </table:table-cell>
          <table:table-cell office:value-type="float" office:value="1.1E-4" table:style-name="ce2">
            <text:p>1,10E-04</text:p>
          </table:table-cell>
          <table:table-cell office:value-type="float" office:value="6.3899999999999998E-2" table:style-name="ce3">
            <text:p>0,063900</text:p>
          </table:table-cell>
          <table:table-cell office:value-type="float" office:value="4.8299999999999998E-4" table:style-name="ce2">
            <text:p>4,83E-04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6" table:style-name="ce1">
            <text:p>2,6</text:p>
          </table:table-cell>
          <table:table-cell office:value-type="float" office:value="1000000" table:formula="of:=10^6" table:style-name="ce2">
            <text:p>1,00E+06</text:p>
          </table:table-cell>
          <table:table-cell office:value-type="float" office:value="10" table:style-name="ce1">
            <text:p>10</text:p>
          </table:table-cell>
          <table:table-cell office:value-type="float" office:value="-1.0283199999999999" table:style-name="ce3">
            <text:p>-1,028320</text:p>
          </table:table-cell>
          <table:table-cell office:value-type="float" office:value="8.6199999999999995E-5" table:style-name="ce2">
            <text:p>8,62E-05</text:p>
          </table:table-cell>
          <table:table-cell office:value-type="float" office:value="4.7300000000000002E-2" table:style-name="ce3">
            <text:p>0,047300</text:p>
          </table:table-cell>
          <table:table-cell office:value-type="float" office:value="2.42E-4" table:style-name="ce2">
            <text:p>2,42E-04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7" table:style-name="ce1">
            <text:p>2,7</text:p>
          </table:table-cell>
          <table:table-cell office:value-type="float" office:value="1000000" table:formula="of:=10^6" table:style-name="ce2">
            <text:p>1,00E+06</text:p>
          </table:table-cell>
          <table:table-cell office:value-type="float" office:value="10" table:style-name="ce1">
            <text:p>10</text:p>
          </table:table-cell>
          <table:table-cell office:value-type="float" office:value="-0.96353299999999997" table:style-name="ce3">
            <text:p>-0,963533</text:p>
          </table:table-cell>
          <table:table-cell office:value-type="float" office:value="7.5400000000000003E-5" table:style-name="ce2">
            <text:p>7,54E-05</text:p>
          </table:table-cell>
          <table:table-cell office:value-type="float" office:value="3.9199999999999999E-2" table:style-name="ce3">
            <text:p>0,039200</text:p>
          </table:table-cell>
          <table:table-cell office:value-type="float" office:value="1.6100000000000001E-4" table:style-name="ce2">
            <text:p>1,61E-04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8" table:style-name="ce1">
            <text:p>2,8</text:p>
          </table:table-cell>
          <table:table-cell office:value-type="float" office:value="1000000" table:formula="of:=10^6" table:style-name="ce2">
            <text:p>1,00E+06</text:p>
          </table:table-cell>
          <table:table-cell office:value-type="float" office:value="10" table:style-name="ce1">
            <text:p>10</text:p>
          </table:table-cell>
          <table:table-cell office:value-type="float" office:value="-0.90807099999999996" table:style-name="ce3">
            <text:p>-0,908071</text:p>
          </table:table-cell>
          <table:table-cell office:value-type="float" office:value="6.8700000000000003E-5" table:style-name="ce2">
            <text:p>6,87E-05</text:p>
          </table:table-cell>
          <table:table-cell office:value-type="float" office:value="3.3799999999999997E-2" table:style-name="ce3">
            <text:p>0,033800</text:p>
          </table:table-cell>
          <table:table-cell office:value-type="float" office:value="1.1900000000000001E-4" table:style-name="ce2">
            <text:p>1,19E-04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9" table:style-name="ce1">
            <text:p>2,9</text:p>
          </table:table-cell>
          <table:table-cell office:value-type="float" office:value="1000000" table:formula="of:=10^6" table:style-name="ce2">
            <text:p>1,00E+06</text:p>
          </table:table-cell>
          <table:table-cell office:value-type="float" office:value="10" table:style-name="ce1">
            <text:p>10</text:p>
          </table:table-cell>
          <table:table-cell office:value-type="float" office:value="-0.85983699999999996" table:style-name="ce3">
            <text:p>-0,859837</text:p>
          </table:table-cell>
          <table:table-cell office:value-type="float" office:value="6.5199999999999999E-5" table:style-name="ce2">
            <text:p>6,52E-05</text:p>
          </table:table-cell>
          <table:table-cell office:value-type="float" office:value="3.0099999999999998E-2" table:style-name="ce3">
            <text:p>0,030100</text:p>
          </table:table-cell>
          <table:table-cell office:value-type="float" office:value="9.31E-5" table:style-name="ce2">
            <text:p>9,31E-05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000000" table:formula="of:=10^6" table:style-name="ce2">
            <text:p>1,00E+06</text:p>
          </table:table-cell>
          <table:table-cell office:value-type="float" office:value="10" table:style-name="ce1">
            <text:p>10</text:p>
          </table:table-cell>
          <table:table-cell office:value-type="float" office:value="-0.81737599999999999" table:style-name="ce3">
            <text:p>-0,817376</text:p>
          </table:table-cell>
          <table:table-cell office:value-type="float" office:value="6.2100000000000005E-5" table:style-name="ce2">
            <text:p>6,21E-05</text:p>
          </table:table-cell>
          <table:table-cell office:value-type="float" office:value="2.7199999999999998E-2" table:style-name="ce3">
            <text:p>0,027200</text:p>
          </table:table-cell>
          <table:table-cell office:value-type="float" office:value="7.8499999999999997E-5" table:style-name="ce2">
            <text:p>7,85E-05</text:p>
          </table:table-cell>
          <table:table-cell table:number-columns-repeated="16376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P0">
      <number:text>$</number:text>
      <number:number number:decimal-places="2" number:min-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6P0"/>
    </number:number-style>
    <number:number-style style:name="N43">
      <number:number number:decimal-places="6" number:min-decimal-places="6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04</meta:generator>
    <dc:title/>
    <dc:description/>
    <dc:subject/>
    <meta:initial-creator>Matteo Palassini</meta:initial-creator>
    <dc:creator>ANDREA MUÑOZ RUBIO</dc:creator>
    <meta:creation-date>2019-11-10T17:39:26Z</meta:creation-date>
    <dc:date>2026-01-08T21:54:23Z</dc:date>
    <meta:editing-cycles>1</meta:editing-cycles>
  </office:meta>
</office:document-meta>
</file>